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5.106cm"/>
    </style:style>
    <style:style style:name="Таблица1.C" style:family="table-column">
      <style:table-column-properties style:column-width="5.95cm"/>
    </style:style>
    <style:style style:name="Таблица1.D" style:family="table-column">
      <style:table-column-properties style:column-width="4.26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1f80" officeooo:paragraph-rsid="00011f8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11f80" officeooo:paragraph-rsid="00011f80"/>
    </style:style>
    <style:style style:name="P4" style:family="paragraph" style:parent-style-name="Table_20_Contents">
      <style:paragraph-properties fo:text-align="center" style:justify-single-word="false"/>
      <style:text-properties officeooo:rsid="00011f80" officeooo:paragraph-rsid="00024f07"/>
    </style:style>
    <style:style style:name="P5" style:family="paragraph" style:parent-style-name="Table_20_Contents">
      <style:paragraph-properties fo:text-align="center" style:justify-single-word="false"/>
      <style:text-properties officeooo:rsid="00024f07" officeooo:paragraph-rsid="00024f07"/>
    </style:style>
    <style:style style:name="P6" style:family="paragraph" style:parent-style-name="Table_20_Contents">
      <style:paragraph-properties fo:text-align="center" style:justify-single-word="false"/>
      <style:text-properties officeooo:rsid="00024f07" officeooo:paragraph-rsid="0003bba0"/>
    </style:style>
    <style:style style:name="P7" style:family="paragraph" style:parent-style-name="Table_20_Contents">
      <style:paragraph-properties fo:text-align="center" style:justify-single-word="false"/>
      <style:text-properties officeooo:rsid="0003bba0" officeooo:paragraph-rsid="0003bba0"/>
    </style:style>
    <style:style style:name="P8" style:family="paragraph" style:parent-style-name="Table_20_Contents">
      <style:paragraph-properties fo:text-align="center" style:justify-single-word="false"/>
      <style:text-properties officeooo:rsid="00024f07" officeooo:paragraph-rsid="00024f07"/>
    </style:style>
    <style:style style:name="P9" style:family="paragraph" style:parent-style-name="Table_20_Contents">
      <style:paragraph-properties fo:text-align="center" style:justify-single-word="false"/>
      <style:text-properties officeooo:rsid="0003bba0" officeooo:paragraph-rsid="0003bba0"/>
    </style:style>
    <style:style style:name="T1" style:family="text">
      <style:text-properties officeooo:rsid="00024f07"/>
    </style:style>
    <style:style style:name="T2" style:family="text">
      <style:text-properties officeooo:rsid="0003b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</text:p>
      <text:p text:style-name="P1"/>
      <text:p text:style-name="P1">C<text:span text:style-name="T1">V form at Hargreaves <text:s/>Lansdown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Id</text:p>
          </table:table-cell>
          <table:table-cell table:style-name="Таблица1.A1" office:value-type="string">
            <text:p text:style-name="P3">steps</text:p>
          </table:table-cell>
          <table:table-cell table:style-name="Таблица1.A1" office:value-type="string">
            <text:p text:style-name="P3">Expected result</text:p>
          </table:table-cell>
          <table:table-cell table:style-name="Таблица1.D1" office:value-type="string">
            <text:p text:style-name="P3">Actual result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Go to https://online.hl.co.uk</text:p>
          </table:table-cell>
          <table:table-cell table:style-name="Таблица1.A2" office:value-type="string">
            <text:p text:style-name="P3">online.hl.co.uk should be opened</text:p>
          </table:table-cell>
          <table:table-cell table:style-name="Таблица1.D2" office:value-type="string">
            <text:p text:style-name="P3">online.hl.co.uk <text:s/>has been opened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Select <text:s/>„Mr“ from title option</text:p>
          </table:table-cell>
          <table:table-cell table:style-name="Таблица1.A2" office:value-type="string">
            <text:p text:style-name="P3">Title option shoud be marked with blue</text:p>
          </table:table-cell>
          <table:table-cell table:style-name="Таблица1.D2" office:value-type="string">
            <text:p text:style-name="P3">Title option <text:s/>has benn marked with blue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Introduce <text:span text:style-name="T1">my</text:span> Name in «Name» form</text:p>
          </table:table-cell>
          <table:table-cell table:style-name="Таблица1.A2" office:value-type="string">
            <text:p text:style-name="P3">Name shoud be introduced in «<text:span text:style-name="T1">N</text:span>ame» form</text:p>
          </table:table-cell>
          <table:table-cell table:style-name="Таблица1.D2" office:value-type="string">
            <text:p text:style-name="P3">Name has been introduced in «name» form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4">Introduce <text:span text:style-name="T1">my</text:span> <text:span text:style-name="T1">Last n</text:span>ame in «<text:span text:style-name="T1">Last n</text:span>ame» form</text:p>
          </table:table-cell>
          <table:table-cell table:style-name="Таблица1.A2" office:value-type="string">
            <text:p text:style-name="P4"><text:span text:style-name="T1">«Last n</text:span>ame» <text:span text:style-name="T1">should be introduced in <text:s/>Last n</text:span>ame <text:span text:style-name="T1">form</text:span></text:p>
          </table:table-cell>
          <table:table-cell table:style-name="Таблица1.D2" office:value-type="string">
            <text:p text:style-name="P4"><text:span text:style-name="T1">«Last n</text:span>ame» <text:s/><text:span text:style-name="T1">has been introduced in «Last n</text:span>ame» <text:span text:style-name="T1">form</text:span></text:p>
          </table:table-cell>
        </table:table-row>
        <table:table-row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5">Introduce my Date of birth as «dd/mm/yyyy»</text:p>
          </table:table-cell>
          <table:table-cell table:style-name="Таблица1.A2" office:value-type="string">
            <text:p text:style-name="P5">Date of birth should be introduced as <text:s/>«dd/mm/yyyy»</text:p>
          </table:table-cell>
          <table:table-cell table:style-name="Таблица1.D2" office:value-type="string">
            <text:p text:style-name="P5">Date of birth has been <text:s/>introduced as <text:s/>«dd/mm/yyyy»</text:p>
          </table:table-cell>
        </table:table-row>
        <table:table-row>
          <table:table-cell table:style-name="Таблица1.A2" office:value-type="string">
            <text:p text:style-name="P5">6</text:p>
          </table:table-cell>
          <table:table-cell table:style-name="Таблица1.A2" office:value-type="string">
            <text:p text:style-name="P5">Select Gender from «Gender» radio button</text:p>
          </table:table-cell>
          <table:table-cell table:style-name="Таблица1.A2" office:value-type="string">
            <text:p text:style-name="P5">Gender should be selected from «Gender» radio button</text:p>
          </table:table-cell>
          <table:table-cell table:style-name="Таблица1.D2" office:value-type="string">
            <text:p text:style-name="P5">Gender has been selected from «Gender» radio button</text:p>
          </table:table-cell>
        </table:table-row>
        <table:table-row>
          <table:table-cell table:style-name="Таблица1.A2" office:value-type="string">
            <text:p text:style-name="P5">7</text:p>
          </table:table-cell>
          <table:table-cell table:style-name="Таблица1.A2" office:value-type="string">
            <text:p text:style-name="P5">Select Martial status from «Martial status» drop down</text:p>
          </table:table-cell>
          <table:table-cell table:style-name="Таблица1.A2" office:value-type="string">
            <text:p text:style-name="P5"><text:s/>Martial status should be selected from «Martial status» drop down</text:p>
          </table:table-cell>
          <table:table-cell table:style-name="Таблица1.D2" office:value-type="string">
            <text:p text:style-name="P5"><text:s/>Martial status has been selected from «Martial status» drop down</text:p>
          </table:table-cell>
        </table:table-row>
        <table:table-row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Introduce <text:s/><text:span text:style-name="T2">NI number in «</text:span>National Insurance number» <text:span text:style-name="T2">form</text:span> </text:p>
          </table:table-cell>
          <table:table-cell table:style-name="Таблица1.A2" office:value-type="string">
            <text:p text:style-name="P6"><text:span text:style-name="T2">NI number should be introduced in <text:s/>«</text:span>National Insurance number» <text:span text:style-name="T2">form</text:span> </text:p>
          </table:table-cell>
          <table:table-cell table:style-name="Таблица1.D2" office:value-type="string">
            <text:p text:style-name="P6"><text:span text:style-name="T2">NI number has been introduced in <text:s/>«</text:span>National Insurance number» <text:span text:style-name="T2">form</text:span> </text:p>
          </table:table-cell>
        </table:table-row>
        <table:table-row>
          <table:table-cell table:style-name="Таблица1.A2" office:value-type="string">
            <text:p text:style-name="P7">9</text:p>
          </table:table-cell>
          <table:table-cell table:style-name="Таблица1.A2" office:value-type="string">
            <text:p text:style-name="P2"><text:span text:style-name="T2">Select nationality from «Nationality» radio button</text:span> </text:p>
          </table:table-cell>
          <table:table-cell table:style-name="Таблица1.A2" office:value-type="string">
            <text:p text:style-name="P7">Nationality should be selected from «Nationality» radio button</text:p>
          </table:table-cell>
          <table:table-cell table:style-name="Таблица1.D2" office:value-type="string">
            <text:p text:style-name="P7">Nationality has been <text:s text:c="2"/>selected from «Nationality» radio button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4:27:13.221830843</meta:creation-date>
    <dc:date>2018-10-07T14:40:55.261262079</dc:date>
    <meta:editing-duration>PT8M28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42" meta:word-count="221" meta:character-count="1378" meta:non-whitespace-character-count="1179"/>
  </office:meta>
</office:document-meta>
</file>